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11.0595833333333cm"/>
    </style:style>
    <style:style style:name="co2" style:family="table-column">
      <style:table-column-properties fo:break-before="auto" style:column-width="3.86291666666667cm"/>
    </style:style>
    <style:style style:name="co3" style:family="table-column">
      <style:table-column-properties fo:break-before="auto" style:column-width="3.33375cm"/>
    </style:style>
    <style:style style:name="co4" style:family="table-column">
      <style:table-column-properties fo:break-before="auto" style:column-width="2.32833333333333cm"/>
    </style:style>
    <style:style style:name="ro1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1">
            <text:p>Time elapsed was 195152248ns or 0.195152248s</text:p>
          </table:table-cell>
          <table:table-cell office:value-type="float" office:value="195152248" table:style-name="ce1">
            <text:p>195152248</text:p>
          </table:table-cell>
          <table:table-cell office:value-type="float" office:value="0.195152248" table:style-name="ce1">
            <text:p>0.19515224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ime elapsed was 193643659ns or 0.193643659s</text:p>
            <text:p/>
          </table:table-cell>
          <table:table-cell office:value-type="float" office:value="193643659" table:style-name="ce1">
            <text:p>193643659</text:p>
          </table:table-cell>
          <table:table-cell office:value-type="float" office:value="0.193643659" table:style-name="ce1">
            <text:p>0.19364365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ime elapsed was 187839367ns or 0.187839367s</text:p>
          </table:table-cell>
          <table:table-cell office:value-type="float" office:value="187839367" table:style-name="ce1">
            <text:p>187839367</text:p>
          </table:table-cell>
          <table:table-cell office:value-type="float" office:value="0.18783936700000001" table:style-name="ce1">
            <text:p>0.18783936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ime elapsed was 201142696ns or 0.201142696s</text:p>
          </table:table-cell>
          <table:table-cell office:value-type="float" office:value="201142696" table:style-name="ce1">
            <text:p>201142696</text:p>
          </table:table-cell>
          <table:table-cell office:value-type="float" office:value="0.20114269600000001" table:style-name="ce1">
            <text:p>0.20114269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ime elapsed was 189901929ns or 0.189901929s</text:p>
          </table:table-cell>
          <table:table-cell office:value-type="float" office:value="189901929" table:style-name="ce1">
            <text:p>189901929</text:p>
          </table:table-cell>
          <table:table-cell office:value-type="float" office:value="0.189901929" table:style-name="ce1">
            <text:p>0.18990192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ime elapsed was 193477040ns or 0.193477040s</text:p>
          </table:table-cell>
          <table:table-cell office:value-type="float" office:value="193477040" table:style-name="ce1">
            <text:p>193477040</text:p>
          </table:table-cell>
          <table:table-cell office:value-type="float" office:value="0.19347703999999999" table:style-name="ce1">
            <text:p>0.1934770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ime elapsed was 189874400ns or 0.189874400s</text:p>
          </table:table-cell>
          <table:table-cell office:value-type="float" office:value="189874400" table:style-name="ce1">
            <text:p>189874400</text:p>
          </table:table-cell>
          <table:table-cell office:value-type="float" office:value="0.1898744" table:style-name="ce1">
            <text:p>0.189874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ime elapsed was 189782984ns or 0.189782984s</text:p>
          </table:table-cell>
          <table:table-cell office:value-type="float" office:value="189782984" table:style-name="ce1">
            <text:p>189782984</text:p>
          </table:table-cell>
          <table:table-cell office:value-type="float" office:value="0.18978298399999999" table:style-name="ce1">
            <text:p>0.18978298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ime elapsed was 203572231ns or 0.203572231s</text:p>
          </table:table-cell>
          <table:table-cell office:value-type="float" office:value="203572231" table:style-name="ce1">
            <text:p>203572231</text:p>
          </table:table-cell>
          <table:table-cell office:value-type="float" office:value="0.20357223099999999" table:style-name="ce1">
            <text:p>0.20357223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ime elapsed was 195053923ns or 0.195053923s</text:p>
          </table:table-cell>
          <table:table-cell office:value-type="float" office:value="195053923" table:style-name="ce1">
            <text:p>195053923</text:p>
          </table:table-cell>
          <table:table-cell office:value-type="float" office:value="0.19505392299999999" table:style-name="ce1">
            <text:p>0.19505392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Average:</text:p>
          </table:table-cell>
          <table:table-cell office:value-type="float" office:value="193944047.69999999" table:formula="of:=AVERAGE([.B1:.B10])" table:style-name="ce1">
            <text:p>193944047.7</text:p>
          </table:table-cell>
          <table:table-cell office:value-type="float" office:value="0.19394404770000001" table:formula="of:=AVERAGE([.C1:.C10])" table:style-name="ce1">
            <text:p>0.193944048</text:p>
          </table:table-cell>
          <table:table-cell table:number-columns-repeated="16381"/>
        </table:table-row>
        <table:table-row table:number-rows-repeated="104856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Prashant</dc:creator>
    <meta:creation-date>2019-12-26T12:26:28Z</meta:creation-date>
    <dc:date>2019-12-26T15:24:22Z</dc:date>
    <meta:editing-cycles>1</meta:editing-cycles>
    <meta:editing-duration>PT206S</meta:editing-duration>
  </office:meta>
</office:document-meta>
</file>